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weight-complex="normal" style:font-relief="none" style:font-style-complex="normal" style:font-size-complex="11pt" style:font-name-complex="Calibri" style:language-complex="hi" style:country-complex="IN" fo:language="en" fo:country="GB" fo:text-shadow="none" fo:font-style="normal" style:text-underline-style="none" style:text-underline-color="font-color" fo:font-size="11pt" style:font-name="Calibri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weight-complex="normal" style:font-relief="none" style:font-style-complex="normal" style:font-size-complex="11pt" style:font-name-complex="Calibri" style:language-complex="hi" style:country-complex="IN" fo:language="en" fo:country="GB" fo:text-shadow="none" fo:font-style="normal" fo:font-size="11pt" style:font-name="Calibri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 style:text-underline-style="solid" style:text-underline-width="auto" style:text-underline-color="font-color"/>
    </style:style>
    <style:style style:name="T7" style:family="text">
      <style:text-properties style:font-weight-complex="normal" style:font-relief="none" style:font-style-complex="normal" style:font-size-complex="11pt" style:font-name-complex="Calibri" style:language-complex="hi" style:country-complex="IN" fo:language="en" fo:country="GB" fo:text-shadow="none" fo:font-style="normal" fo:font-size="11pt" style:font-name="Calibri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5" office:value-type="string" calcext:value-type="string">
            <text:p>Effectivity</text:p>
          </table:table-cell>
          <table:table-cell table:style-name="ce5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rade occurred</text:p>
          </table:table-cell>
          <table:table-cell table:style-name="ce5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5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nn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s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style-name="ce10" office:value-type="string" calcext:value-type="string">
            <text:p>trade *= TRADE_KNOW_GAIN + enemy trade</text:p>
          </table:table-cell>
          <table:table-cell table:style-name="ce27"/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Offensive War win*</text:p>
          </table:table-cell>
          <table:table-cell table:style-name="ce10" office:value-type="string" calcext:value-type="string">
            <text:p>war *= <text:span text:style-name="T3">WAR</text:span><text:span text:style-name="T4">_</text:span>KNOW_GAIN + enemy know</text:p>
          </table:table-cell>
          <table:table-cell table:style-name="ce10" office:value-type="string" calcext:value-type="string">
            <text:p>War *= 1+_<text:span text:style-name="T3">WAR_WIN_WAR, dipl *= 1-_WAR_WIN_DIPL</text:span>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Offensive War loss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fensive War win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fensive War loss*</text:p>
          </table:table-cell>
          <table:table-cell table:style-name="ce10" office:value-type="string" calcext:value-type="string">
            <text:p><text:span text:style-name="T5">War *= WAR</text:span><text:span text:style-name="T6">_</text:span><text:span text:style-name="T7">KNOW_GAIN + enemy know</text:span></text:p>
          </table:table-cell>
          <table:table-cell table:style-name="ce10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Preference Normalization</text:p>
          </table:table-cell>
          <table:table-cell table:style-name="ce21"/>
          <table:table-cell table:style-name="ce5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5:07:21.29267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3T18:51:22.489546626</dc:date>
    <meta:generator>LibreOffice/6.4.7.2$Linux_X86_64 LibreOffice_project/40$Build-2</meta:generator>
    <meta:editing-duration>PT19H53M17S</meta:editing-duration>
    <meta:editing-cycles>55</meta:editing-cycles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